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Util.safeGetJCRPath( ItemState itemState , PathResolver path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til.safeGetJCRPath( Path qPath , PathResolver path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til.saveGetJCRName( Name qName , NameResolver name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til.saveGetIdString( ItemId itemId , PathResolver path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